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 svg:font-family="'Courier New'" style:font-family-generic="modern"/>
    <style:font-face style:name="Liberation Serif" svg:font-family="'Liberation Serif'" style:font-family-generic="roman"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TML_20_Preformatted">
      <style:paragraph-properties fo:line-height="150%"/>
      <style:text-properties officeooo:paragraph-rsid="0018b155"/>
    </style:style>
    <style:style style:name="P2" style:family="paragraph" style:parent-style-name="HTML_20_Preformatted">
      <style:paragraph-properties fo:line-height="150%"/>
      <style:text-properties fo:color="#cc0000" fo:font-size="12pt" fo:font-weight="bold" officeooo:paragraph-rsid="0018b155" style:font-size-asian="12pt" style:font-weight-asian="bold" style:font-size-complex="12pt" style:font-weight-complex="bold"/>
    </style:style>
    <style:style style:name="P3" style:family="paragraph" style:parent-style-name="kod4">
      <style:paragraph-properties fo:margin-top="0cm" fo:margin-bottom="0cm" style:contextual-spacing="false" fo:line-height="15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2pt" officeooo:paragraph-rsid="0018b155" style:font-size-asian="12pt" style:font-size-complex="12pt"/>
    </style:style>
    <style:style style:name="P4" style:family="paragraph" style:parent-style-name="Normal_20__28_Web_29_">
      <style:paragraph-properties fo:line-height="150%"/>
      <style:text-properties officeooo:paragraph-rsid="0018b155"/>
    </style:style>
    <style:style style:name="P5" style:family="paragraph" style:parent-style-name="Normal_20__28_Web_29_">
      <style:paragraph-properties fo:margin-top="0cm" fo:margin-bottom="0cm" style:contextual-spacing="false" fo:line-height="150%"/>
      <style:text-properties officeooo:paragraph-rsid="0018b155"/>
    </style:style>
    <style:style style:name="P6" style:family="paragraph" style:parent-style-name="Normal_20__28_Web_29_">
      <style:paragraph-properties fo:margin-top="0cm" fo:margin-bottom="0cm" style:contextual-spacing="false" fo:line-height="150%"/>
      <style:text-properties style:font-name="Verdana" officeooo:paragraph-rsid="0018b155" style:font-name-complex="Verdana"/>
    </style:style>
    <style:style style:name="P7" style:family="paragraph" style:parent-style-name="Standard">
      <style:paragraph-properties fo:line-height="150%"/>
      <style:text-properties fo:language="tr" fo:country="TR" officeooo:paragraph-rsid="0018b155"/>
    </style:style>
    <style:style style:name="P8" style:family="paragraph" style:parent-style-name="Standard">
      <style:paragraph-properties fo:line-height="150%"/>
      <style:text-properties officeooo:paragraph-rsid="0018b155"/>
    </style:style>
    <style:style style:name="P9" style:family="paragraph" style:parent-style-name="kod">
      <style:paragraph-properties fo:margin-top="0cm" fo:margin-bottom="0cm" style:contextual-spacing="false" fo:line-height="15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2pt" officeooo:paragraph-rsid="0018b155" style:font-size-asian="12pt" style:font-size-complex="12pt"/>
    </style:style>
    <style:style style:name="P10" style:family="paragraph" style:parent-style-name="kod">
      <style:paragraph-properties fo:margin-top="0cm" fo:margin-bottom="0cm" style:contextual-spacing="false" fo:line-height="15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18b155"/>
    </style:style>
    <style:style style:name="T1" style:family="text">
      <style:text-properties style:font-name="Verdana" style:font-name-complex="Verdana"/>
    </style:style>
    <style:style style:name="T2" style:family="text">
      <style:text-properties fo:font-size="12pt" style:font-size-asian="12pt" style:font-size-complex="12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style:font-name-asian="Courier New" style:font-size-asian="12pt" style:font-size-complex="12pt"/>
    </style:style>
    <style:style style:name="T5" style:family="text">
      <style:text-properties fo:color="#000000" fo:font-size="12pt" style:font-size-asian="12pt" style:font-size-complex="12pt"/>
    </style:style>
    <style:style style:name="T6" style:family="text">
      <style:text-properties fo:color="#000000" fo:font-size="12pt" fo:font-weight="bold" style:font-size-asian="12pt" style:font-weight-asian="bold" style:font-size-complex="12pt" style:font-weight-complex="bold"/>
    </style:style>
    <style:style style:name="T7" style:family="text">
      <style:text-properties style:font-name-asian="Courier New"/>
    </style:style>
    <style:style style:name="T8" style:family="text">
      <style:text-properties fo:color="#cc0000" fo:font-size="12pt" fo:font-weight="bold"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Strong_20_Emphasis"><text:span text:style-name="T1">JSP’de Login Güvenliği</text:span></text:span><text:span text:style-name="T1"> </text:span></text:p>
      <text:p text:style-name="P4"><text:span text:style-name="T1">Web sayfanızın altyapısını tamamen JSP'yle donattınız ve sayfanızda kullanıcı erişimi sağlıyorsunuz.Peki oluşturduğunuz login sayfasının güvenli mi?<text:line-break/>Bildiğiniz gibi JSP'de SQLsorgulmasında dışardan veri aktaracağımız zaman </text:span><text:span text:style-name="kod1"><text:span text:style-name="T2">SELECT * FROM uyeler WHERE user = ? AND pass = ?</text:span></text:span><text:span text:style-name="T1"> şeklinde bir kullanım yaparız.Zaten bu kullanım şekli doğru olanı.Birde SQL'e dışardan veri girişi yapmıyormuş gibi bir sorgulama sistematiği var.Örnek vermek gerekirse: </text:span><text:span text:style-name="kod1"><text:span text:style-name="T2">SELECT * FROM uyeler WHERE user ='" + user +"' AND pass='" + pass + "'</text:span></text:span><text:span text:style-name="T1"> şeklinde.Bu tür bir kullanım aşırı derecede bir güvenlik zaafı içermekte.Bir örnek vererek açıklayalım.</text:span></text:p>
      <text:p text:style-name="P9"/>
      <text:p text:style-name="P10"><text:span text:style-name="kod51"><text:span text:style-name="T3">&lt;%</text:span></text:span><text:span text:style-name="T2">@ page contentType=</text:span><text:span text:style-name="kod41"><text:span text:style-name="T3">"text/html; charset=iso-8859-9"</text:span></text:span><text:span text:style-name="T2"> <text:line-break/>language=</text:span><text:span text:style-name="kod41"><text:span text:style-name="T3">"java"</text:span></text:span><text:span text:style-name="T2"> import=</text:span><text:span text:style-name="kod41"><text:span text:style-name="T3">"java.sql.*"</text:span></text:span><text:span text:style-name="T2"> </text:span></text:p>
      <text:p text:style-name="P10"><text:span text:style-name="kod51"><text:span text:style-name="T3">%&gt;</text:span></text:span><text:span text:style-name="T2"><text:line-break/></text:span><text:span text:style-name="kod41"><text:span text:style-name="T3">&lt;html&gt;</text:span></text:span><text:span text:style-name="T5"><text:line-break/></text:span><text:span text:style-name="kod41"><text:span text:style-name="T3">&lt;head&gt;</text:span></text:span><text:span text:style-name="T5"><text:line-break/></text:span><text:span text:style-name="kod41"><text:span text:style-name="T3"> <text:s/>&lt;title&gt;Login&lt;/title&gt;</text:span></text:span><text:span text:style-name="T5"><text:line-break/></text:span><text:span text:style-name="kod41"><text:span text:style-name="T3">&lt;/head&gt;</text:span></text:span><text:span text:style-name="T5"><text:line-break/></text:span><text:span text:style-name="kod41"><text:span text:style-name="T3">&lt;body&gt;</text:span></text:span><text:span text:style-name="T2"><text:line-break/></text:span><text:span text:style-name="kod51"><text:span text:style-name="T3">&lt;%</text:span></text:span><text:span text:style-name="T2"> </text:span></text:p>
      <text:p text:style-name="P10"><text:span text:style-name="T4"><text:s text:c="3"/></text:span><text:span text:style-name="T2">if ( request.getMethod().equals(</text:span><text:span text:style-name="kod41"><text:span text:style-name="T3">"POST"</text:span></text:span><text:span text:style-name="T2">)) { <text:line-break/> <text:tab/> <text:s text:c="2"/>String kullanici_adi = request.getParameter(</text:span><text:span text:style-name="kod41"><text:span text:style-name="T3">"user"</text:span></text:span><text:span text:style-name="T2">);<text:line-break/><text:tab/> <text:s text:c="2"/>String sifre = request.getParameter(</text:span><text:span text:style-name="kod41"><text:span text:style-name="T3">"pass"</text:span></text:span><text:span text:style-name="T2">);</text:span></text:p>
      <text:p text:style-name="P10"><text:span text:style-name="T4"><text:s text:c="6"/></text:span><text:span text:style-name="T2">String sql = "</text:span><text:span text:style-name="kod21"><text:span text:style-name="T3">SELECT * FROM uyeler WHERE user = '</text:span></text:span><text:span text:style-name="T2">" </text:span></text:p>
      <text:p text:style-name="P10"><text:span text:style-name="T2"><text:tab/><text:tab/>+ kullanici_adi + "</text:span><text:span text:style-name="kod21"><text:span text:style-name="T3">' AND pass = '</text:span></text:span><text:span text:style-name="T2">" + sifre + "</text:span><text:span text:style-name="kod21"><text:span text:style-name="T3">'</text:span></text:span><text:span text:style-name="T2">";</text:span></text:p>
      <text:p text:style-name="P9"/>
      <text:p text:style-name="P10"><text:span text:style-name="T4"><text:s text:c="7"/></text:span><text:span text:style-name="T2">Class.forName(</text:span><text:span text:style-name="kod41"><text:span text:style-name="T3">"org.gjt.mm.mysql.Driver"</text:span></text:span><text:span text:style-name="T2">);<text:line-break/> <text:s text:c="6"/>Connection baglanti = </text:span></text:p>
      <text:p text:style-name="P10"><text:span text:style-name="T4"><text:s text:c="7"/></text:span><text:span text:style-name="T2">DriverManager.getConnection(</text:span><text:span text:style-name="kod41"><text:span text:style-name="T3">"jdbc:mysql://localhost/jsptr"</text:span></text:span><text:span text:style-name="T2">,</text:span><text:span text:style-name="kod41"><text:span text:style-name="T3">"root"</text:span></text:span><text:span text:style-name="T2">,</text:span><text:span text:style-name="kod41"><text:span text:style-name="T3">""</text:span></text:span><text:span text:style-name="T2">);<text:line-break/> <text:s text:c="6"/>Statement sorgulama = baglanti.createStatement();<text:line-break/> <text:s text:c="6"/>ResultSet sonuc = sorgulama.executeQuery(sql);</text:span></text:p>
      <text:p text:style-name="P9"><text:tab/><text:tab/><text:tab/></text:p>
      <text:p text:style-name="P10"><text:soft-page-break/><text:span text:style-name="T2"><text:tab/><text:tab/>if ( sonuc.next() ) { <text:line-break/><text:tab/><text:tab/> <text:s/>out.println(</text:span><text:span text:style-name="kod41"><text:span text:style-name="T3">"Giriş Başarılı"</text:span></text:span><text:span text:style-name="T2">);<text:line-break/><text:tab/><text:tab/>}<text:line-break/><text:tab/><text:tab/>else {<text:line-break/><text:tab/><text:tab/> <text:s/>out.println(</text:span><text:span text:style-name="kod41"><text:span text:style-name="T3">"Kullanıcı Kimliği yanlış"</text:span></text:span><text:span text:style-name="T2">);<text:line-break/><text:tab/><text:tab/>}</text:span></text:p>
      <text:p text:style-name="P9"><text:span text:style-name="T7"><text:s text:c="7"/></text:span>sonuc.close();</text:p>
      <text:p text:style-name="P9"><text:span text:style-name="T7"><text:s text:c="7"/></text:span>baglanti.close();</text:p>
      <text:p text:style-name="P9"><text:span text:style-name="T7"><text:s text:c="3"/></text:span>} else { </text:p>
      <text:p text:style-name="P10"><text:span text:style-name="kod51"><text:span text:style-name="T3">%&gt;</text:span></text:span><text:span text:style-name="T2"><text:line-break/></text:span><text:span text:style-name="kod41"><text:span text:style-name="T3">&lt;form action="" method="POST"&gt;</text:span></text:span><text:span text:style-name="T5"><text:line-break/></text:span><text:span text:style-name="kod41"><text:span text:style-name="T3"> <text:s/>user &lt;input type="text" name="user"&gt;&lt;br&gt;</text:span></text:span><text:span text:style-name="T5"><text:line-break/></text:span><text:span text:style-name="kod41"><text:span text:style-name="T3"> <text:s/>pass &lt;input type="password" name="pass"&gt;&lt;br&gt;</text:span></text:span><text:span text:style-name="T5"><text:line-break/></text:span><text:span text:style-name="kod41"><text:span text:style-name="T3">&lt;input type="submit"&gt;</text:span></text:span><text:span text:style-name="T5"><text:line-break/></text:span><text:span text:style-name="kod41"><text:span text:style-name="T3">&lt;/form&gt;</text:span></text:span><text:span text:style-name="T2"><text:line-break/></text:span><text:span text:style-name="kod51"><text:span text:style-name="T3">&lt;% </text:span></text:span><text:span text:style-name="T2">}</text:span><text:span text:style-name="kod51"><text:span text:style-name="T3"> %&gt;</text:span></text:span></text:p>
      <text:p text:style-name="P10"><text:span text:style-name="kod41"><text:span text:style-name="T3">&lt;/body&gt;</text:span></text:span><text:span text:style-name="T5"><text:line-break/></text:span><text:span text:style-name="kod41"><text:span text:style-name="T3">&lt;/html&gt;</text:span></text:span></text:p>
      <text:p text:style-name="P5"><text:span text:style-name="T1">Bakın bu kod satırını çalıştırdığınızda düzgün bir şekilde sisteme login olabilirsiniz.Ama art niyetli kişiler kullanıcı adı ve şifre kısmına </text:span><text:span text:style-name="kod1"><text:span text:style-name="T2">' OR '' = '</text:span></text:span><text:span text:style-name="T1"> yazarlarsa sizce ne olur?Veritabanınızda ki ilk veri ile sisteme giriş yapmış gibi login olunur.Denemesi bedava!...Kaçımız bu tür bir kod yazıyor?Peki bu nerden kaynaklanıyor?Sorun SQL'de.Bakın; </text:span><text:span text:style-name="kod1"><text:span text:style-name="T2">SELECT * FROM uyeler WHERE user= '' OR '' = '' AND pass = '' OR '' = ''</text:span></text:span><text:span text:style-name="T1"> SQL kodu böyle olup login olunmadan sisteme girmiş olunuyor.Peki bunu engellemenin bir yolu yok mu?Tabii ki var.Yukarıda da söylediğimiz gibi SQL kodunda dışarıdan veri girişi yapıyorsak diğer yöntemi kullanacağız.Ama illaki bu yöntemi kullanacağım diye ısrar ediyorsanız bu komut satırına küçük bir değişiklik yaparak formdan gelen veriler içerisinde özel karakter aratabiliriz.</text:span></text:p>
      <text:p text:style-name="P1"><text:span text:style-name="T8">if ( user.indexOf(</text:span><text:span text:style-name="kod41"><text:span text:style-name="T2">"</text:span></text:span><text:span text:style-name="kod31"><text:span text:style-name="T2">'</text:span></text:span><text:span text:style-name="kod41"><text:span text:style-name="T2">"</text:span></text:span><text:span text:style-name="T8">) ) {</text:span></text:p>
      <text:p text:style-name="P1"><text:span text:style-name="T8"><text:tab/>out.println(</text:span><text:span text:style-name="kod41"><text:span text:style-name="T2">"Lütfen Özel karakter kullanmayın"</text:span></text:span><text:span text:style-name="T8">);<text:line-break/>}</text:span></text:p>
      <text:p text:style-name="P6">Ama yine de sizlere diğer yöntemi tavsiye ederim.Diğer yöntem:</text:p>
      <text:p text:style-name="P1"><text:span text:style-name="kod51"><text:span text:style-name="T2">&lt;%</text:span></text:span><text:span text:style-name="T8">@ page contentType=</text:span><text:span text:style-name="kod41"><text:span text:style-name="T2">"text/html; charset=iso-8859-9"</text:span></text:span><text:span text:style-name="T8"> <text:line-break/>language=</text:span><text:span text:style-name="kod41"><text:span text:style-name="T2">"java"</text:span></text:span><text:span text:style-name="T8"> import=</text:span><text:span text:style-name="kod41"><text:span text:style-name="T2">"java.sql.*"</text:span></text:span><text:span text:style-name="T8"> </text:span></text:p>
      <text:p text:style-name="P1"><text:soft-page-break/><text:span text:style-name="kod51"><text:span text:style-name="T2">%&gt;</text:span></text:span><text:span text:style-name="T8"><text:line-break/></text:span><text:span text:style-name="kod41"><text:span text:style-name="T2">&lt;html&gt;</text:span></text:span><text:span text:style-name="T6"><text:line-break/></text:span><text:span text:style-name="kod41"><text:span text:style-name="T2">&lt;head&gt;</text:span></text:span><text:span text:style-name="T6"><text:line-break/></text:span><text:span text:style-name="kod41"><text:span text:style-name="T2"> <text:s/>&lt;title&gt;Login&lt;/title&gt;</text:span></text:span><text:span text:style-name="T6"><text:line-break/></text:span><text:span text:style-name="kod41"><text:span text:style-name="T2">&lt;/head&gt;</text:span></text:span><text:span text:style-name="T6"><text:line-break/></text:span><text:span text:style-name="kod41"><text:span text:style-name="T2">&lt;body&gt;</text:span></text:span><text:span text:style-name="T8"><text:line-break/></text:span><text:span text:style-name="kod51"><text:span text:style-name="T2">&lt;%</text:span></text:span><text:span text:style-name="T8"> </text:span></text:p>
      <text:p text:style-name="P1"><text:span text:style-name="T8"><text:s text:c="3"/>if ( request.getMethod().equals(</text:span><text:span text:style-name="kod41"><text:span text:style-name="T2">"POST"</text:span></text:span><text:span text:style-name="T8">)) { <text:line-break/> <text:tab/> <text:s text:c="2"/>String kullanici_adi = request.getParameter(</text:span><text:span text:style-name="kod41"><text:span text:style-name="T2">"user"</text:span></text:span><text:span text:style-name="T8">);<text:line-break/><text:tab/> <text:s text:c="2"/>String sifre = request.getParameter(</text:span><text:span text:style-name="kod41"><text:span text:style-name="T2">"pass"</text:span></text:span><text:span text:style-name="T8">);</text:span></text:p>
      <text:p text:style-name="P2"><text:s text:c="6"/></text:p>
      <text:p text:style-name="P1"><text:span text:style-name="T8"><text:s text:c="6"/>Class.forName(</text:span><text:span text:style-name="kod41"><text:span text:style-name="T2">"org.gjt.mm.mysql.Driver"</text:span></text:span><text:span text:style-name="T8">);<text:line-break/> <text:s text:c="5"/>Connection baglanti = </text:span></text:p>
      <text:p text:style-name="P1"><text:span text:style-name="T8"><text:s text:c="6"/>DriverManager.getConnection(</text:span><text:span text:style-name="kod41"><text:span text:style-name="T2">"jdbc:mysql://localhost/shop"</text:span></text:span><text:span text:style-name="T8">,</text:span><text:span text:style-name="kod41"><text:span text:style-name="T2">"root"</text:span></text:span><text:span text:style-name="T8">,</text:span><text:span text:style-name="kod41"><text:span text:style-name="T2">""</text:span></text:span><text:span text:style-name="T8">);<text:line-break/> <text:s text:c="5"/>PreparedStatement s = baglanti.prepareStatement(</text:span></text:p>
      <text:p text:style-name="P1"><text:span text:style-name="T8"><text:s text:c="6"/></text:span><text:span text:style-name="kod41"><text:span text:style-name="T2">"SELECT * FROM uyeler WHERE </text:span></text:span><text:span text:style-name="kod31"><text:span text:style-name="T2">user = ? AND pass = ?</text:span></text:span><text:span text:style-name="kod41"><text:span text:style-name="T2">"</text:span></text:span><text:span text:style-name="T8">);<text:line-break/></text:span></text:p>
      <text:p text:style-name="P2"><text:tab/> <text:s text:c="2"/>s.setString(1,kullanici_adi);<text:line-break/> <text:s text:c="5"/>s.setString(2,sifre);</text:p>
      <text:p text:style-name="P2"><text:s text:c="6"/>ResultSet va = s.executeQuery();</text:p>
      <text:p text:style-name="P2"/>
      <text:p text:style-name="P1"><text:span text:style-name="T8"><text:s text:c="6"/>if ( va.next() ) { <text:line-break/> <text:s text:c="9"/>out.println(</text:span><text:span text:style-name="kod41"><text:span text:style-name="T2">"Doğru"</text:span></text:span><text:span text:style-name="T8">);<text:line-break/> <text:s text:c="5"/>}<text:line-break/> <text:s text:c="5"/>else {<text:line-break/> <text:s text:c="8"/>out.println(</text:span><text:span text:style-name="kod41"><text:span text:style-name="T2">"yanlış"</text:span></text:span><text:span text:style-name="T8">);<text:line-break/> <text:s text:c="5"/>}</text:span></text:p>
      <text:p text:style-name="P2"><text:s text:c="6"/>va.close();</text:p>
      <text:p text:style-name="P2"><text:s text:c="6"/>baglanti();</text:p>
      <text:p text:style-name="P2">} else {</text:p>
      <text:p text:style-name="P1"><text:span text:style-name="kod51"><text:span text:style-name="T2">%&gt;</text:span></text:span></text:p>
      <text:p text:style-name="P1"><text:span text:style-name="kod41"><text:span text:style-name="T2">&lt;form action="" method="POST"&gt;</text:span></text:span><text:span text:style-name="T6"><text:line-break/></text:span><text:span text:style-name="kod41"><text:span text:style-name="T2"> <text:s/>user &lt;input type="text" name="user"&gt;&lt;br&gt;</text:span></text:span><text:span text:style-name="T6"><text:line-break/></text:span><text:span text:style-name="kod41"><text:span text:style-name="T2"> <text:s/>pass &lt;input type="password" name="pass"&gt;&lt;br&gt;</text:span></text:span><text:span text:style-name="T6"><text:line-break/></text:span><text:soft-page-break/><text:span text:style-name="kod41"><text:span text:style-name="T2">&lt;input type="submit"&gt;</text:span></text:span><text:span text:style-name="T6"><text:line-break/></text:span><text:span text:style-name="kod41"><text:span text:style-name="T2">&lt;/form&gt;</text:span></text:span><text:span text:style-name="T8"><text:line-break/></text:span><text:span text:style-name="kod51"><text:span text:style-name="T2">&lt;% </text:span></text:span><text:span text:style-name="T8">}</text:span><text:span text:style-name="kod51"><text:span text:style-name="T2"> %&gt;</text:span></text:span></text:p>
      <text:p text:style-name="P2"/>
      <text:p text:style-name="P3">&lt;/body&gt;</text:p>
      <text:p text:style-name="P3">&lt;/html&gt;</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Courier New" svg:font-family="'Courier New'" style:font-family-generic="modern"/>
    <style:font-face style:name="Liberation Serif" svg:font-family="'Liberation Serif'" style:font-family-generic="roman"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ormal_20__28_Web_29_" style:display-name="Normal (Web)" style:family="paragraph" style:parent-style-name="Standard">
      <style:paragraph-properties fo:margin-top="0.494cm" fo:margin-bottom="0.494cm" style:contextual-spacing="false"/>
    </style:style>
    <style:style style:name="kod" style:family="paragraph" style:parent-style-name="Standard">
      <style:paragraph-properties fo:margin-top="0.494cm" fo:margin-bottom="0.494cm" style:contextual-spacing="false"/>
      <style:text-properties fo:color="#cc0000" style:font-name="Courier New" fo:font-size="9pt" fo:font-weight="bold" style:font-name-asian="Arial Unicode MS" style:font-size-asian="9pt" style:font-weight-asian="bold" style:font-name-complex="Courier New" style:font-size-complex="9pt" style:font-weight-complex="bold"/>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Courier New" style:font-size-asian="10pt" style:font-name-complex="Courier New" style:font-size-complex="10pt"/>
    </style:style>
    <style:style style:name="kod4" style:family="paragraph" style:parent-style-name="Standard">
      <style:paragraph-properties fo:margin-top="0.494cm" fo:margin-bottom="0.494cm" style:contextual-spacing="false"/>
      <style:text-properties fo:color="#000000" style:font-name="Courier New" fo:font-size="9pt" fo:font-weight="bold" style:font-name-asian="Arial Unicode MS" style:font-size-asian="9pt" style:font-weight-asian="bold" style:font-name-complex="Courier New" style:font-size-complex="9pt" style:font-weight-complex="bold"/>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kod1" style:family="text" style:parent-style-name="Default_20_Paragraph_20_Font">
      <style:text-properties fo:color="#cc0000" style:font-name="Courier New" fo:font-size="9pt" fo:font-weight="bold" style:font-size-asian="9pt" style:font-weight-asian="bold" style:font-name-complex="Courier New" style:font-size-complex="9pt" style:font-weight-complex="bold"/>
    </style:style>
    <style:style style:name="kod51" style:family="text" style:parent-style-name="Default_20_Paragraph_20_Font">
      <style:text-properties fo:color="#cccc00" style:font-name="Courier New" fo:font-size="9pt" fo:font-weight="bold" style:font-size-asian="9pt" style:font-weight-asian="bold" style:font-name-complex="Courier New" style:font-size-complex="9pt" style:font-weight-complex="bold"/>
    </style:style>
    <style:style style:name="kod41" style:family="text" style:parent-style-name="Default_20_Paragraph_20_Font">
      <style:text-properties fo:color="#000000" style:font-name="Courier New" fo:font-size="9pt" fo:font-weight="bold" style:font-size-asian="9pt" style:font-weight-asian="bold" style:font-name-complex="Courier New" style:font-size-complex="9pt" style:font-weight-complex="bold"/>
    </style:style>
    <style:style style:name="kod21" style:family="text" style:parent-style-name="Default_20_Paragraph_20_Font">
      <style:text-properties fo:color="#009900" style:font-name="Courier New" fo:font-size="9pt" fo:font-weight="bold" style:font-size-asian="9pt" style:font-weight-asian="bold" style:font-name-complex="Courier New" style:font-size-complex="9pt" style:font-weight-complex="bold"/>
    </style:style>
    <style:style style:name="kod31" style:family="text" style:parent-style-name="Default_20_Paragraph_20_Font">
      <style:text-properties fo:color="#0000ff" style:font-name="Courier New" fo:font-size="9pt" fo:font-weight="bold" style:font-size-asian="9pt" style:font-weight-asian="bold" style:font-name-complex="Courier New" style:font-size-complex="9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rtac </meta:initial-creator>
    <meta:creation-date>2014-04-14T20:42:30.043480583</meta:creation-date>
    <dc:date>2014-04-14T20:42:50.809228736</dc:date>
    <dc:creator>sertac </dc:creator>
    <meta:editing-duration>P0D</meta:editing-duration>
    <meta:editing-cycles>1</meta:editing-cycles>
    <meta:document-statistic meta:table-count="0" meta:image-count="0" meta:object-count="0" meta:page-count="4" meta:paragraph-count="37" meta:word-count="413" meta:character-count="3615" meta:non-whitespace-character-count="2998"/>
    <meta:generator>LibreOffice/4.1.2.3$Linux_X86_64 LibreOffice_project/410m0$Build-3</meta:generator>
  </office:meta>
</office:document-meta>
</file>